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7d5a" officeooo:paragraph-rsid="001b7d5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3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</table:table>
      <text:p text:style-name="Standard"/>
      <text:p text:style-name="P1">Le <text:text-input text:description="&lt;formatLang(o.meeting_id.date,date=True)&gt;">&lt;formatLang(o.meeting_id.date,date=True)&gt;</text:text-input></text:p>
      <text:p text:style-name="P6">New date Nouméa le, <text:text-input text:description="&lt;o.local_day&gt;">&lt;o.local_day&gt;</text:text-input></text:p>
      <text:p text:style-name="P1"/>
      <text:p text:style-name="P1"/>
      <text:p text:style-name="Standard"/>
      <text:p text:style-name="P3"><text:text-input text:description="&lt;o.partner_id.title.name&gt;">&lt;o.partner_id.title.name&gt;</text:text-input></text:p>
      <text:p text:style-name="Standard"/>
      <text:p text:style-name="P3">Veuillez trouver ci-joint copie du courrier que j'ai adressé au <text:text-input text:description="&lt;o.receiver_id.title.name&gt;">&lt;o.receiver_id.title.name&gt;</text:text-input> <text:text-input text:description="&lt;o.receiver_id.name&gt;">&lt;o.receiver_id.name&gt;</text:text-input>.</text:p>
      <text:p text:style-name="P3"/>
      <text:p text:style-name="P1">Je reste à votre disposition pour de plus amples renseignements.</text:p>
      <text:p text:style-name="P1"/>
      <text:p text:style-name="P1">Veuillez agréer, <text:text-input text:description="&lt;o.partner_id.title.name&gt;">&lt;o.partner_id.title.name&gt;</text:text-input>, l'expression de mes meilleurs sentiments.</text:p>
      <text:p text:style-name="P1"/>
      <text:p text:style-name="P2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1:01:22.639624742</dc:date>
    <meta:editing-duration>P1DT17M53S</meta:editing-duration>
    <meta:editing-cycles>150</meta:editing-cycles>
    <dc:creator>Laurent FRANCOIS</dc:creator>
    <meta:document-statistic meta:table-count="1" meta:image-count="0" meta:object-count="0" meta:page-count="1" meta:paragraph-count="17" meta:word-count="101" meta:character-count="699" meta:non-whitespace-character-count="659"/>
  </office:meta>
</office:document-meta>
</file>